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2.598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3.7772in"/>
    </style:style>
    <style:style style:name="co11" style:family="table-column">
      <style:table-column-properties fo:break-before="auto" style:column-width="1.418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5472in"/>
    </style:style>
    <style:style style:name="co14" style:family="table-column">
      <style:table-column-properties fo:break-before="auto" style:column-width="1.68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7" style:family="table-cell" style:parent-style-name="Default"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6373" table:default-cell-style-name="ce7"/>
        <table:table-row table:style-name="ro1">
          <table:table-cell table:style-name="ce3" office:value-type="string" calcext:value-type="string">
            <text:p>SP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Category (SCC)</text:p>
          </table:table-cell>
          <table:table-cell table:style-name="ce3" office:value-type="string" calcext:value-type="string">
            <text:p>Magic Realm</text:p>
          </table:table-cell>
          <table:table-cell table:style-name="ce3" office:value-type="string" calcext:value-type="string">
            <text:p>spell_idx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Spell Book Page Title</text:p>
          </table:table-cell>
          <table:table-cell table:style-name="ce3" office:value-type="string" calcext:value-type="string">
            <text:p>CP TP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Target Type</text:p>
          </table:table-cell>
          <table:table-cell office:value-type="string" calcext:value-type="string">
            <text:p>Spell_Resistance_Modifier</text:p>
          </table:table-cell>
          <table:table-cell office:value-type="string" calcext:value-type="string">
            <text:p>Rarity</text:p>
          </table:table-cell>
          <table:table-cell table:number-columns-repeated="16371"/>
        </table:table-row>
        <table:table-row table:style-name="ro1">
          <table:table-cell table:style-name="ce4"/>
          <table:table-cell table:style-name="ce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7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9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9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Armageddon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Aura of Majes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Awarenes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Banish</text:p>
          </table:table-cell>
          <table:table-cell table:number-columns-repeated="4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erserk</text:p>
          </table:table-cell>
          <table:table-cell table:number-columns-repeated="4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5"/>
          <table:table-cell office:value-type="string" calcext:value-type="string">
            <text:p>Uncommon</text:p>
          </table:table-cell>
          <table:table-cell table:number-columns-repeated="16371"/>
        </table:table-row>
        <table:table-row table:style-name="ro1">
          <table:table-cell table:style-name="ce4"/>
          <table:table-cell office:value-type="string" calcext:value-type="string">
            <text:p>Black Prayer</text:p>
          </table:table-cell>
          <table:table-cell table:number-columns-repeated="4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ack Sleep</text:p>
          </table:table-cell>
          <table:table-cell table:number-columns-repeated="4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ack Wind</text:p>
          </table:table-cell>
          <table:table-cell table:number-columns-repeated="4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Bless</text:p>
          </table:table-cell>
          <table:table-cell table:number-columns-repeated="4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ur</text:p>
          </table:table-cell>
          <table:table-cell table:number-columns-repeated="4"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all Chaos</text:p>
          </table:table-cell>
          <table:table-cell table:number-columns-repeated="4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all Lightning</text:p>
          </table:table-cell>
          <table:table-cell table:number-columns-repeated="4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all The Void</text:p>
          </table:table-cell>
          <table:table-cell table:number-columns-repeated="4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Chaos Channels</text:p>
          </table:table-cell>
          <table:table-cell table:number-columns-repeated="4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aos Rift</text:p>
          </table:table-cell>
          <table:table-cell table:number-columns-repeated="4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haos Surg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harm of Life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loak of Fear</text:p>
          </table:table-cell>
          <table:table-cell table:number-columns-repeated="4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onfusion</text:p>
          </table:table-cell>
          <table:table-cell table:number-columns-repeated="4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onsecration</text:p>
          </table:table-cell>
          <table:table-cell table:number-columns-repeated="4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Corruption</text:p>
          </table:table-cell>
          <table:table-cell table:number-columns-repeated="4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Counter Magic</text:p>
          </table:table-cell>
          <table:table-cell table:number-columns-repeated="4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acks Call</text:p>
          </table:table-cell>
          <table:table-cell table:number-columns-repeated="4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eate Artifact</text:p>
          </table:table-cell>
          <table:table-cell table:number-columns-repeated="4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eature Binding</text:p>
          </table:table-cell>
          <table:table-cell table:number-columns-repeated="4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uel Unminding</text:p>
          </table:table-cell>
          <table:table-cell table:number-columns-repeated="4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rusad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Cursed Lands</text:p>
          </table:table-cell>
          <table:table-cell table:number-columns-repeated="4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ark Rituals</text:p>
          </table:table-cell>
          <table:table-cell table:number-columns-repeated="4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Darkness</text:p>
          </table:table-cell>
          <table:table-cell table:number-columns-repeated="4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eath Spell</text:p>
          </table:table-cell>
          <table:table-cell table:number-columns-repeated="4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etect Magic</text:p>
          </table:table-cell>
          <table:table-cell table:number-columns-repeated="4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enchant Area</text:p>
          </table:table-cell>
          <table:table-cell table:number-columns-repeated="4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Disenchant True</text:p>
          </table:table-cell>
          <table:table-cell table:number-columns-repeated="4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Disintegrate</text:p>
          </table:table-cell>
          <table:table-cell table:number-columns-repeated="4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junction</text:p>
          </table:table-cell>
          <table:table-cell table:number-columns-repeated="4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junction True</text:p>
          </table:table-cell>
          <table:table-cell table:number-columns-repeated="4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pel Evil</text:p>
          </table:table-cell>
          <table:table-cell table:number-columns-repeated="4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pel Magic</text:p>
          </table:table-cell>
          <table:table-cell table:number-columns-repeated="4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pel Magic True</text:p>
          </table:table-cell>
          <table:table-cell table:number-columns-repeated="4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rupt</text:p>
          </table:table-cell>
          <table:table-cell table:number-columns-repeated="4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oom Bolt</text:p>
          </table:table-cell>
          <table:table-cell table:number-columns-repeated="4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oom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oomba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bat" calcext:value-type="string">
            <text:p>spl_Doomba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rain Power</text:p>
          </table:table-cell>
          <table:table-cell table:number-columns-repeated="4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 Gate</text:p>
          </table:table-cell>
          <table:table-cell table:number-columns-repeated="4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Earth Lore</text:p>
          </table:table-cell>
          <table:table-cell table:number-columns-repeated="4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 to Mu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quake</text:p>
          </table:table-cell>
          <table:table-cell table:number-columns-repeated="4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ldritch Weapon</text:p>
          </table:table-cell>
          <table:table-cell table:number-columns-repeated="4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lemental Armor</text:p>
          </table:table-cell>
          <table:table-cell table:number-columns-repeated="4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nchant Item</text:p>
          </table:table-cell>
          <table:table-cell table:number-columns-repeated="4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nchant Road</text:p>
          </table:table-cell>
          <table:table-cell table:number-columns-repeated="4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Endurance</text:p>
          </table:table-cell>
          <table:table-cell table:number-columns-repeated="4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ntangle</text:p>
          </table:table-cell>
          <table:table-cell table:number-columns-repeated="4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Eternal Night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Evil Omen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vil Presence</text:p>
          </table:table-cell>
          <table:table-cell table:number-columns-repeated="4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amine</text:p>
          </table:table-cell>
          <table:table-cell table:number-columns-repeated="4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ire Bolt</text:p>
          </table:table-cell>
          <table:table-cell table:number-columns-repeated="4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ire Storm</text:p>
          </table:table-cell>
          <table:table-cell table:number-columns-repeated="4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Fireball</text:p>
          </table:table-cell>
          <table:table-cell table:number-columns-repeated="4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lame Blade</text:p>
          </table:table-cell>
          <table:table-cell table:number-columns-repeated="4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lame Strike</text:p>
          </table:table-cell>
          <table:table-cell table:number-columns-repeated="4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light</text:p>
          </table:table-cell>
          <table:table-cell table:number-columns-repeated="4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Flying Fortress</text:p>
          </table:table-cell>
          <table:table-cell table:number-columns-repeated="4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Gaia’s Blessing</text:p>
          </table:table-cell>
          <table:table-cell table:number-columns-repeated="4"/>
          <table:table-cell table:formula="of:=&quot;spl_&quot;&amp;SUBSTITUTE(SUBSTITUTE(PROPER([.B92]);&quot;'&quot;;&quot;&quot;);&quot; &quot;;&quot;_&quot;)" office:value-type="string" office:string-value="spl_Gaia’S_Blessing" calcext:value-type="string">
            <text:p>spl_Gaia’S_Blessing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iant Strength</text:p>
          </table:table-cell>
          <table:table-cell table:number-columns-repeated="4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reat Wast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uardian Wind</text:p>
          </table:table-cell>
          <table:table-cell table:number-columns-repeated="4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aste</text:p>
          </table:table-cell>
          <table:table-cell table:number-columns-repeated="4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aling</text:p>
          </table:table-cell>
          <table:table-cell table:number-columns-repeated="4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avenly Light</text:p>
          </table:table-cell>
          <table:table-cell table:number-columns-repeated="4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Herb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roism</text:p>
          </table:table-cell>
          <table:table-cell table:number-columns-repeated="4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igh Prayer</text:p>
          </table:table-cell>
          <table:table-cell table:number-columns-repeated="4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oly Armor</text:p>
          </table:table-cell>
          <table:table-cell table:number-columns-repeated="4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Holy A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Holy Weapon</text:p>
          </table:table-cell>
          <table:table-cell table:number-columns-repeated="4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oly Word</text:p>
          </table:table-cell>
          <table:table-cell table:number-columns-repeated="4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ce Bolt</text:p>
          </table:table-cell>
          <table:table-cell table:number-columns-repeated="4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3"/>
        </table:table-row>
        <table:table-row table:style-name="ro1">
          <table:table-cell table:style-name="ce4"/>
          <table:table-cell office:value-type="string" calcext:value-type="string">
            <text:p>Immolation</text:p>
          </table:table-cell>
          <table:table-cell table:number-columns-repeated="4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carnation</text:p>
          </table:table-cell>
          <table:table-cell table:number-columns-repeated="4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spirations</text:p>
          </table:table-cell>
          <table:table-cell table:number-columns-repeated="4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Invisibility</text:p>
          </table:table-cell>
          <table:table-cell table:number-columns-repeated="4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vulnerability</text:p>
          </table:table-cell>
          <table:table-cell table:number-columns-repeated="4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ron Skin</text:p>
          </table:table-cell>
          <table:table-cell table:number-columns-repeated="4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Just Caus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Life Drain</text:p>
          </table:table-cell>
          <table:table-cell table:number-columns-repeated="4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Life Forc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ightning Bolt</text:p>
          </table:table-cell>
          <table:table-cell table:number-columns-repeated="4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ionheart</text:p>
          </table:table-cell>
          <table:table-cell table:number-columns-repeated="4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ycantrophy</text:p>
          </table:table-cell>
          <table:table-cell table:number-columns-repeated="4"/>
          <table:table-cell table:formula="of:=&quot;spl_&quot;&amp;SUBSTITUTE(SUBSTITUTE(PROPER([.B129]);&quot;'&quot;;&quot;&quot;);&quot; &quot;;&quot;_&quot;)" office:value-type="string" office:string-value="spl_Lycantrophy" calcext:value-type="string">
            <text:p>spl_Lycantroph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gic Immunity</text:p>
          </table:table-cell>
          <table:table-cell table:number-columns-repeated="4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6"/>
        </table:table-row>
        <table:table-row table:style-name="ro1">
          <table:table-cell table:style-name="ce4"/>
          <table:table-cell office:value-type="string" calcext:value-type="string">
            <text:p>Magic Vortex</text:p>
          </table:table-cell>
          <table:table-cell table:number-columns-repeated="4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na Leak</text:p>
          </table:table-cell>
          <table:table-cell table:number-columns-repeated="4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ss Healing</text:p>
          </table:table-cell>
          <table:table-cell table:number-columns-repeated="4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ss Invisibility</text:p>
          </table:table-cell>
          <table:table-cell table:number-columns-repeated="4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etal Fires</text:p>
          </table:table-cell>
          <table:table-cell table:number-columns-repeated="4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Meteor Sto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ind Storm</text:p>
          </table:table-cell>
          <table:table-cell table:number-columns-repeated="4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ove Fortress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Nature’s Eye</text:p>
          </table:table-cell>
          <table:table-cell table:number-columns-repeated="4"/>
          <table:table-cell table:formula="of:=&quot;spl_&quot;&amp;SUBSTITUTE(SUBSTITUTE(PROPER([.B141]);&quot;'&quot;;&quot;&quot;);&quot; &quot;;&quot;_&quot;)" office:value-type="string" office:string-value="spl_Nature’S_Eye" calcext:value-type="string">
            <text:p>spl_Nature’S_Ey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Nature’s Awareness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’S_Awareness" calcext:value-type="string">
            <text:p>spl_Nature’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Natures Cures</text:p>
          </table:table-cell>
          <table:table-cell table:number-columns-repeated="4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Nature’s Wrath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’S_Wrath" calcext:value-type="string">
            <text:p>spl_Nature’S_Wrath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ath Finding</text:p>
          </table:table-cell>
          <table:table-cell table:number-columns-repeated="4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6"/>
        </table:table-row>
        <table:table-row table:style-name="ro1">
          <table:table-cell table:style-name="ce4"/>
          <table:table-cell office:value-type="string" calcext:value-type="string">
            <text:p>Pestilence</text:p>
          </table:table-cell>
          <table:table-cell table:number-columns-repeated="4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etrify</text:p>
          </table:table-cell>
          <table:table-cell table:number-columns-repeated="4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Planar Seal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lanar Travel</text:p>
          </table:table-cell>
          <table:table-cell table:number-columns-repeated="4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lane Shift</text:p>
          </table:table-cell>
          <table:table-cell table:number-columns-repeated="4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Possession</text:p>
          </table:table-cell>
          <table:table-cell table:number-columns-repeated="4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rayer</text:p>
          </table:table-cell>
          <table:table-cell table:number-columns-repeated="4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rosperity</text:p>
          </table:table-cell>
          <table:table-cell table:number-columns-repeated="4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Psionic Blast</text:p>
          </table:table-cell>
          <table:table-cell table:number-columns-repeated="4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1637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9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number-columns-repeated="2"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Raise Volcano</text:p>
          </table:table-cell>
          <table:table-cell table:number-columns-repeated="4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Recall Hero</text:p>
          </table:table-cell>
          <table:table-cell table:number-columns-repeated="4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generation</text:p>
          </table:table-cell>
          <table:table-cell table:number-columns-repeated="4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sist Elements</text:p>
          </table:table-cell>
          <table:table-cell table:number-columns-repeated="4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sist Magic</text:p>
          </table:table-cell>
          <table:table-cell table:number-columns-repeated="4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surrection</text:p>
          </table:table-cell>
          <table:table-cell table:number-columns-repeated="4"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ighteousness</text:p>
          </table:table-cell>
          <table:table-cell table:number-columns-repeated="4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hatter</text:p>
          </table:table-cell>
          <table:table-cell table:number-columns-repeated="4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Binding</text:p>
          </table:table-cell>
          <table:table-cell table:number-columns-repeated="4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Blast</text:p>
          </table:table-cell>
          <table:table-cell table:number-columns-repeated="4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Lock</text:p>
          </table:table-cell>
          <table:table-cell table:number-columns-repeated="4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0"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Of Return</text:p>
          </table:table-cell>
          <table:table-cell table:number-columns-repeated="4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Ward</text:p>
          </table:table-cell>
          <table:table-cell table:number-columns-repeated="4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ar Fires</text:p>
          </table:table-cell>
          <table:table-cell table:number-columns-repeated="4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asis</text:p>
          </table:table-cell>
          <table:table-cell table:number-columns-repeated="4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Stone Giant</text:p>
          </table:table-cell>
          <table:table-cell table:number-columns-repeated="4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one Skin</text:p>
          </table:table-cell>
          <table:table-cell table:number-columns-repeated="4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ream of Life</text:p>
          </table:table-cell>
          <table:table-cell table:number-columns-repeated="4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Subversion</text:p>
          </table:table-cell>
          <table:table-cell table:number-columns-repeated="4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ummon Champion</text:p>
          </table:table-cell>
          <table:table-cell table:number-columns-repeated="4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ummon Hero</text:p>
          </table:table-cell>
          <table:table-cell table:number-columns-repeated="4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9" office:value-type="string" calcext:value-type="string">
            <text:p>Suppress Magic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Time Stop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9" office:value-type="string" calcext:value-type="string">
            <text:p>Tranquili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Transmute</text:p>
          </table:table-cell>
          <table:table-cell table:number-columns-repeated="4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True Light</text:p>
          </table:table-cell>
          <table:table-cell table:number-columns-repeated="4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True Sight</text:p>
          </table:table-cell>
          <table:table-cell table:number-columns-repeated="4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Unicorns</text:p>
          </table:table-cell>
          <table:table-cell table:number-columns-repeated="4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Vertigo</text:p>
          </table:table-cell>
          <table:table-cell table:number-columns-repeated="4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ll of Darkness</text:p>
          </table:table-cell>
          <table:table-cell table:number-columns-repeated="4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Wall of Ston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Creature</text:p>
          </table:table-cell>
          <table:table-cell table:number-columns-repeated="4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Lightning</text:p>
          </table:table-cell>
          <table:table-cell table:number-columns-repeated="4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Node</text:p>
          </table:table-cell>
          <table:table-cell table:number-columns-repeated="4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Reality</text:p>
          </table:table-cell>
          <table:table-cell table:number-columns-repeated="4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Wood</text:p>
          </table:table-cell>
          <table:table-cell table:number-columns-repeated="4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ter Walking</text:p>
          </table:table-cell>
          <table:table-cell table:number-columns-repeated="4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eakness</text:p>
          </table:table-cell>
          <table:table-cell table:number-columns-repeated="4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eb</text:p>
          </table:table-cell>
          <table:table-cell table:number-columns-repeated="4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Wind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ind Walking</text:p>
          </table:table-cell>
          <table:table-cell table:number-columns-repeated="4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ord of Death</text:p>
          </table:table-cell>
          <table:table-cell table:number-columns-repeated="4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ord of Recall</text:p>
          </table:table-cell>
          <table:table-cell table:number-columns-repeated="4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rack</text:p>
          </table:table-cell>
          <table:table-cell table:number-columns-repeated="4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raith Form</text:p>
          </table:table-cell>
          <table:table-cell table:number-columns-repeated="4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Zombie Mastery</text:p>
          </table:table-cell>
          <table:table-cell table:style-name="ce11"/>
          <table:table-cell office:value-type="string" calcext:value-type="string">
            <text:p>Global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7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2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2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2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2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2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2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2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2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2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2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2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2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2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2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2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" table:default-cell-style-name="ce7"/>
        <table:table-column table:style-name="co7" table:default-cell-style-name="ce7"/>
        <table:table-column table:style-name="co12" table:number-columns-repeated="16382" table:default-cell-style-name="ce7"/>
        <table:table-row table:style-name="ro1">
          <table:table-cell table:style-name="ce3" office:value-type="string" calcext:value-type="string">
            <text:p>SCC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cc_Summoning</text:p>
          </table:table-cell>
          <table:table-cell table:number-columns-repeated="1638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cc_Unit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<text:span text:style-name="T1">scc_</text:span>City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<text:span text:style-name="T1">scc_</text:span>City_Curse</text:p>
          </table:table-cell>
          <table:table-cell table:number-columns-repeated="1638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<text:span text:style-name="T1">scc_</text:span>Fixed_Dm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1638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1638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scc_Global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<text:span text:style-name="T1">scc_</text:span>Destruction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<text:span text:style-name="T1">scc_</text:span>Mundane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number-columns-repeated="1638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scc_Infus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<text:span text:style-name="T1">scc_</text:span>Dispel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<text:span text:style-name="T1">scc_</text:span>Disenchant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<text:span text:style-name="T1">scc_</text:span>Disjunction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<text:span text:style-name="T1">scc_</text:span>Counter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<text:span text:style-name="T1">scc_</text:span>Var_Dm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<text:span text:style-name="T1">scc_</text:span>Banish_Spell</text:p>
          </table:table-cell>
          <table:table-cell table:number-columns-repeated="16382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" table:default-cell-style-name="ce7"/>
        <table:table-column table:style-name="co11" table:default-cell-style-name="ce7"/>
        <table:table-column table:style-name="co12" table:number-columns-repeated="16382" table:default-cell-style-name="ce7"/>
        <table:table-row table:style-name="ro1">
          <table:table-cell table:style-name="ce3" office:value-type="string" calcext:value-type="string">
            <text:p>STT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14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2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named-expressions/>
      <table:database-ranges>
        <table:database-range table:name="__Anonymous_Sheet_DB__0" table:target-range-address="Spells.B1:Spells.G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03T14:32:27.218000000</dc:date>
    <meta:editing-duration>P14DT5H7M52S</meta:editing-duration>
    <meta:editing-cycles>33</meta:editing-cycles>
    <meta:document-statistic meta:table-count="5" meta:cell-count="729" meta:object-count="0"/>
  </office:meta>
</office:document-meta>
</file>